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3ff" officeooo:paragraph-rsid="000e23ff"/>
    </style:style>
    <style:style style:name="P2" style:family="paragraph" style:parent-style-name="Standard">
      <style:text-properties officeooo:rsid="000e23ff" officeooo:paragraph-rsid="00100a6a"/>
    </style:style>
    <style:style style:name="P3" style:family="paragraph" style:parent-style-name="Standard">
      <style:text-properties officeooo:rsid="00100a6a" officeooo:paragraph-rsid="00100a6a"/>
    </style:style>
    <style:style style:name="P4" style:family="paragraph" style:parent-style-name="Standard">
      <style:text-properties officeooo:rsid="00119ebf" officeooo:paragraph-rsid="00119ebf"/>
    </style:style>
    <style:style style:name="P5" style:family="paragraph" style:parent-style-name="Standard">
      <style:text-properties officeooo:rsid="000e23ff" officeooo:paragraph-rsid="00119ebf"/>
    </style:style>
    <style:style style:name="P6" style:family="paragraph" style:parent-style-name="Standard">
      <style:text-properties officeooo:rsid="00100a6a" officeooo:paragraph-rsid="00119ebf"/>
    </style:style>
    <style:style style:name="T1" style:family="text">
      <style:text-properties officeooo:rsid="00100a6a"/>
    </style:style>
    <style:style style:name="T2" style:family="text">
      <style:text-properties officeooo:rsid="00119e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</text:p>
      <text:p text:style-name="P1"/>
      <text:p text:style-name="P2">ORDEN</text:p>
      <text:p text:style-name="P2">CAPA FISICA</text:p>
      <text:p text:style-name="P2">CAPA ENLACE</text:p>
      <text:p text:style-name="P2">CAPA RED</text:p>
      <text:p text:style-name="P2">CAPA TRANSPORTE</text:p>
      <text:p text:style-name="P2">­CAPA APLICACION</text:p>
      <text:p text:style-name="P2"/>
      <text:p text:style-name="P2"/>
      <text:p text:style-name="P1">CAPTURA 1 – TRAMA 3</text:p>
      <text:p text:style-name="P1"><text:bookmark-start text:name="__DdeLink__0_3470887407"/></text:p>
      <text:p text:style-name="P1">CAPA DE APLICACION: ---</text:p>
      <text:p text:style-name="P1">CAPA DE TRANSPORTE:­ ---</text:p>
      <text:p text:style-name="P1">CAPA DE RED: ---</text:p>
      <text:p text:style-name="P3">CAPA DE ENLACE: </text:p>
      <text:p text:style-name="P1">CAPA FISICA: ETHERNE<text:bookmark-end text:name="__DdeLink__0_3470887407"/><text:span text:style-name="T1">T</text:span></text:p>
      <text:p text:style-name="P1"/>
      <text:p text:style-name="P1"/>
      <text:p text:style-name="P1">CAPTURA 3 – TRAMA 2</text:p>
      <text:p text:style-name="P2"/>
      <text:p text:style-name="P2"><text:bookmark-start text:name="__DdeLink__5_3470887407"/>CAPA DE APLICACION: ---</text:p>
      <text:p text:style-name="P2">CAPA DE TRANSPORTE:­ <text:span text:style-name="T1">TCP</text:span></text:p>
      <text:p text:style-name="P2">CAPA DE RED: <text:span text:style-name="T2">IP</text:span></text:p>
      <text:p text:style-name="P3">CAPA DE ENLACE: ETHERNET</text:p>
      <text:p text:style-name="P2">CAPA FISICA: <text:span text:style-name="T2">ETHERNET</text:span><text:bookmark-end text:name="__DdeLink__5_3470887407"/></text:p>
      <text:p text:style-name="P2"/>
      <text:p text:style-name="P4">CAPTURA 4 – TRAMA 24</text:p>
      <text:p text:style-name="P4"/>
      <text:p text:style-name="P5">CAPA DE APLICACION: ---</text:p>
      <text:p text:style-name="P5">CAPA DE TRANSPORTE:­ <text:span text:style-name="T2">TCP</text:span></text:p>
      <text:p text:style-name="P5">CAPA DE RED: <text:span text:style-name="T2">IP</text:span></text:p>
      <text:p text:style-name="P6">CAPA DE ENLACE: ETHERNET</text:p>
      <text:p text:style-name="P5">CAPA FISICA: <text:span text:style-name="T2">ETHERNET</text:span></text:p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811in" fo:margin-right="0.281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0T15:33:09.012944480</meta:creation-date>
    <dc:date>2025-08-20T16:20:53.209097789</dc:date>
    <meta:editing-duration>PT27M16S</meta:editing-duration>
    <meta:editing-cycles>1</meta:editing-cycles>
    <meta:document-statistic meta:table-count="0" meta:image-count="0" meta:object-count="0" meta:page-count="1" meta:paragraph-count="25" meta:word-count="84" meta:character-count="443" meta:non-whitespace-character-count="384"/>
    <meta:generator>LibreOffice/25.2.5.2$Linux_X86_64 LibreOffice_project/520$Build-2</meta:generator>
  </office:meta>
</office:document-meta>
</file>